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974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number-columns-repeated="20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xpa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Видеокарта NVIDIA GeForce RTX 5070 MSI OC 12Gb (RTX 5070 12G SHADOW 2X OC) </text:p>
          </table:table-cell>
          <table:table-cell table:style-name="ce5" office:value-type="string">
            <text:p>https://www.regard.ru/product/731381/videokarta-nvidia-geforce-rtx-5070-msi-oc-12gb-rtx-5070-12g-shadow-2x-oc/</text:p>
          </table:table-cell>
          <table:table-cell table:style-name="ce1" office:value-type="string">
            <text:p>/html/body/div[1]/div/div[1]/main/div/div[1]/div[3]/div/div[2]/div[1]/div/div/span/spa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Видеокарта MSI Bad Pack RTX5070 SHADOW 2X OC 12GB GDDR7 192bit 3xDP HDMI 2FAN RTL bp </text:p>
          </table:table-cell>
          <table:table-cell table:style-name="ce5" office:value-type="string">
            <text:p>https://3logic.ru/products/videokarta-msi-bad-pack-rtx5070-shadow-2x-oc-12gb-gddr7-192bit-3xdp-hdmi-2fan-rtl-bp-197086/</text:p>
          </table:table-cell>
          <table:table-cell table:style-name="ce1" office:value-type="string">
            <text:p>/html/body/div[1]/main/section[1]/div/div[1]/div[2]/div[1]/div[2]/div/div/div[1]/p/span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SI GeForce RTX 5070 12G SHADOW 2X OC Graphics Card, 12GB GDDR7 192-Bit Memory, 2542 MHz Boost Clock, 6144 CUDA Cores, 28 Gbps Memory Speed, PCI Express Gen 5 | 912-V532-011 </text:p>
          </table:table-cell>
          <table:table-cell table:style-name="Default" office:value-type="string">
            <text:p>https://ru.microless.com/en/product/msi-geforce-rtx-5070-12g-shadow-2x-oc-graphics-card-12gb-gddr7-192-bit-memory-2542-mhz-boost-clock-6144-cuda-cores-28-gbps-memory-speed-pci-express-gen-5-912-v532-011/</text:p>
          </table:table-cell>
          <table:table-cell table:style-name="Default" office:value-type="string">
            <text:p>/html/body/div[3]/div/div/div[1]/div[2]/div[1]/div[3]/div/div[1]/div[1]/div[1]/div/div[1]/span[1]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VIDIA GeForce RTX 5070 MSI OC 12Gb (RTX 5070 12G SHADOW 2X OC)</text:p>
          </table:table-cell>
          <table:table-cell table:style-name="ce6" office:value-type="string">
            <text:p><text:a xlink:href="https://www.compday.ru/komplektuyuszie/videokarty/560710.htm">https://www.compday.ru/komplektuyuszie/videokarty/560710.htm</text:a></text:p>
          </table:table-cell>
          <table:table-cell table:style-name="ce1" office:value-type="string">
            <text:p>/html/body/div[1]/main/article/section[1]/aside/p[1]/b</text:p>
          </table:table-cell>
          <table:table-cell table:number-columns-repeated="102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6" table:default-cell-style-name="Excel_20_Built-in_20_Normal"/>
        <table:table-column table:style-name="co2" table:number-columns-repeated="20" table:default-cell-style-name="Excel_20_Built-in_20_Normal"/>
        <table:table-column table:style-name="co3" table:number-columns-repeated="998" table:default-cell-style-name="Excel_20_Built-in_20_Normal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6" table:default-cell-style-name="Excel_20_Built-in_20_Normal"/>
        <table:table-column table:style-name="co2" table:number-columns-repeated="20" table:default-cell-style-name="Excel_20_Built-in_20_Normal"/>
        <table:table-column table:style-name="co3" table:number-columns-repeated="998" table:default-cell-style-name="Excel_20_Built-in_20_Normal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75in" fo:margin-left="0in" fo:margin-right="0in" fo:margin-bottom="0.611in"/>
      </style:header-style>
      <style:footer-style>
        <style:header-footer-properties fo:min-height="0.75in" fo:margin-left="0in" fo:margin-right="0in" fo:margin-top="0.611in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3">03/13/2025</text:date>, <text:time>13:34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2" style:display-name="PageStyle_Лист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3" style:display-name="PageStyle_Лист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13T13:34:18.77</dc:date>
    <meta:generator>OpenOffice/4.1.15$Win32 OpenOffice.org_project/4115m2$Build-9813</meta:generator>
    <meta:editing-duration>PT8M6S</meta:editing-duration>
    <meta:editing-cycles>4</meta:editing-cycles>
    <meta:document-statistic meta:table-count="3" meta:cell-count="15" meta:object-count="0"/>
  </office:meta>
</office:document-meta>
</file>